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PT Sans Narrow" svg:font-family="'PT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98cm" fo:min-width="22.39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562cm" fo:min-width="9.669cm"/>
    </style:style>
    <style:style style:name="gr3" style:family="graphic" style:parent-style-name="standard">
      <style:graphic-properties draw:fill-color="#dee7e5" draw:textarea-horizontal-align="justify" draw:textarea-vertical-align="middle" draw:auto-grow-height="false" fo:min-height="4.087cm" fo:min-width="6.996cm"/>
    </style:style>
    <style:style style:name="gr4" style:family="graphic" style:parent-style-name="standard">
      <style:graphic-properties draw:fill-color="#dee7e5" draw:textarea-horizontal-align="justify" draw:textarea-vertical-align="middle" draw:auto-grow-height="false" fo:min-height="2.657cm" fo:min-width="8.425cm"/>
    </style:style>
    <style:style style:name="gr5" style:family="graphic" style:parent-style-name="standard">
      <style:graphic-properties draw:fill-color="#dee7e5" draw:textarea-horizontal-align="justify" draw:textarea-vertical-align="middle" draw:auto-grow-height="false" fo:min-height="2.975cm" fo:min-width="14.432cm"/>
    </style:style>
    <style:style style:name="gr6" style:family="graphic" style:parent-style-name="standard">
      <style:graphic-properties draw:fill-color="#dee7e5" draw:textarea-horizontal-align="justify" draw:textarea-vertical-align="middle" draw:auto-grow-height="false" fo:min-height="1.308cm" fo:min-width="3.795cm"/>
    </style:style>
    <style:style style:name="gr7" style:family="graphic" style:parent-style-name="standard">
      <style:graphic-properties draw:fill-color="#b3cac7" draw:textarea-horizontal-align="justify" draw:textarea-vertical-align="middle" draw:auto-grow-height="false" fo:min-height="0.62cm" fo:min-width="2.181cm"/>
    </style:style>
    <style:style style:name="gr8" style:family="graphic" style:parent-style-name="standard">
      <style:graphic-properties draw:fill-color="#b3cac7" draw:textarea-horizontal-align="justify" draw:textarea-vertical-align="middle" draw:auto-grow-height="false" fo:min-height="0.382cm" fo:min-width="11.018cm"/>
    </style:style>
    <style:style style:name="gr9" style:family="graphic" style:parent-style-name="standard">
      <style:graphic-properties draw:fill-color="#b3cac7" draw:textarea-horizontal-align="justify" draw:textarea-vertical-align="middle" draw:auto-grow-height="false" fo:min-height="0.25cm" fo:min-width="1.969cm"/>
    </style:style>
    <style:style style:name="gr10" style:family="graphic" style:parent-style-name="standard">
      <style:graphic-properties draw:fill-color="#b3cac7" draw:textarea-horizontal-align="justify" draw:textarea-vertical-align="middle" draw:auto-grow-height="false" fo:min-height="0.17cm" fo:min-width="8.055cm"/>
    </style:style>
    <style:style style:name="gr11" style:family="graphic" style:parent-style-name="standard">
      <style:graphic-properties draw:fill-color="#81aca6" draw:textarea-horizontal-align="justify" draw:textarea-vertical-align="middle" draw:auto-grow-height="false" fo:min-height="0.065cm" fo:min-width="1.123cm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.012cm" fo:min-width="0.885cm"/>
    </style:style>
    <style:style style:name="gr13" style:family="graphic" style:parent-style-name="standard">
      <style:graphic-properties draw:fill-color="#81aca6" draw:textarea-horizontal-align="justify" draw:textarea-vertical-align="middle" draw:auto-grow-height="false" fo:min-height="0cm" fo:min-width="0.832cm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cm" fo:min-width="0.197cm"/>
    </style:style>
    <style:style style:name="gr15" style:family="graphic" style:parent-style-name="standard">
      <style:graphic-properties draw:fill-color="#fff5ce" draw:textarea-horizontal-align="left" draw:textarea-vertical-align="top" draw:auto-grow-height="false" fo:min-height="9.854cm" fo:min-width="10.251cm"/>
    </style:style>
    <style:style style:name="gr16" style:family="graphic" style:parent-style-name="standard">
      <style:graphic-properties draw:fill-color="#fff5ce" draw:textarea-horizontal-align="left" draw:textarea-vertical-align="top" draw:auto-grow-height="false" fo:min-height="5.197cm" fo:min-width="8.611cm"/>
    </style:style>
    <style:style style:name="gr17" style:family="graphic" style:parent-style-name="standard">
      <style:graphic-properties draw:fill-color="#ffffff" draw:textarea-horizontal-align="left" draw:textarea-vertical-align="top" draw:auto-grow-height="false" fo:min-height="6.52cm" fo:min-width="10.065cm"/>
    </style:style>
    <style:style style:name="gr18" style:family="graphic" style:parent-style-name="standard">
      <style:graphic-properties draw:fill-color="#ffffff" draw:textarea-horizontal-align="left" draw:textarea-vertical-align="top" draw:auto-grow-height="false" fo:min-height="6.493cm" fo:min-width="9.59cm"/>
    </style:style>
    <style:style style:name="gr19" style:family="graphic" style:parent-style-name="standard">
      <style:graphic-properties draw:fill-color="#ffffff" draw:textarea-horizontal-align="left" draw:textarea-vertical-align="top" draw:auto-grow-height="false" fo:min-height="8.77cm" fo:min-width="7.208cm"/>
    </style:style>
    <style:style style:name="gr20" style:family="graphic" style:parent-style-name="standard">
      <style:graphic-properties draw:fill-color="#ffffff" draw:textarea-horizontal-align="left" draw:textarea-vertical-align="top" draw:auto-grow-height="false" fo:min-height="10.224cm" fo:min-width="7.209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2.869cm" fo:min-width="6.07cm"/>
    </style:style>
    <style:style style:name="gr22" style:family="graphic" style:parent-style-name="standard">
      <style:graphic-properties draw:fill-color="#dee7e5" draw:textarea-horizontal-align="justify" draw:textarea-vertical-align="middle" draw:auto-grow-height="false" fo:min-height="2.499cm" fo:min-width="3.954cm"/>
    </style:style>
    <style:style style:name="gr23" style:family="graphic" style:parent-style-name="standard">
      <style:graphic-properties draw:fill-color="#dee7e5" draw:textarea-horizontal-align="justify" draw:textarea-vertical-align="middle" draw:auto-grow-height="false" fo:min-height="2.154cm" fo:min-width="5.33cm"/>
    </style:style>
    <style:style style:name="gr24" style:family="graphic" style:parent-style-name="standard">
      <style:graphic-properties draw:fill-color="#dee7e5" draw:textarea-horizontal-align="justify" draw:textarea-vertical-align="middle" draw:auto-grow-height="false" fo:min-height="1.784cm" fo:min-width="7.129cm"/>
    </style:style>
    <style:style style:name="gr25" style:family="graphic" style:parent-style-name="standard">
      <style:graphic-properties draw:fill-color="#dee7e5" draw:textarea-horizontal-align="justify" draw:textarea-vertical-align="middle" draw:auto-grow-height="false" fo:min-height="1.361cm" fo:min-width="3.822cm"/>
    </style:style>
    <style:style style:name="gr26" style:family="graphic" style:parent-style-name="standard">
      <style:graphic-properties draw:fill-color="#b3cac7" draw:textarea-horizontal-align="justify" draw:textarea-vertical-align="middle" draw:auto-grow-height="false" fo:min-height="0.991cm" fo:min-width="3.768cm"/>
    </style:style>
    <style:style style:name="gr27" style:family="graphic" style:parent-style-name="standard">
      <style:graphic-properties draw:fill-color="#b3cac7" draw:textarea-horizontal-align="justify" draw:textarea-vertical-align="middle" draw:auto-grow-height="false" fo:min-height="0.938cm" fo:min-width="6.547cm"/>
    </style:style>
    <style:style style:name="gr28" style:family="graphic" style:parent-style-name="standard">
      <style:graphic-properties draw:fill-color="#b3cac7" draw:textarea-horizontal-align="justify" draw:textarea-vertical-align="middle" draw:auto-grow-height="false" fo:min-height="0.805cm" fo:min-width="3.98cm"/>
    </style:style>
    <style:style style:name="gr29" style:family="graphic" style:parent-style-name="standard">
      <style:graphic-properties draw:fill-color="#b3cac7" draw:textarea-horizontal-align="justify" draw:textarea-vertical-align="middle" draw:auto-grow-height="false" fo:min-height="0.647cm" fo:min-width="4.669cm"/>
    </style:style>
    <style:style style:name="gr30" style:family="graphic" style:parent-style-name="standard">
      <style:graphic-properties draw:fill-color="#81aca6" draw:textarea-horizontal-align="justify" draw:textarea-vertical-align="middle" draw:auto-grow-height="false" fo:min-height="0.488cm" fo:min-width="5.542cm"/>
    </style:style>
    <style:style style:name="gr31" style:family="graphic" style:parent-style-name="standard">
      <style:graphic-properties draw:fill-color="#81aca6" draw:textarea-horizontal-align="justify" draw:textarea-vertical-align="middle" draw:auto-grow-height="false" fo:min-height="0.382cm" fo:min-width="3.213cm"/>
    </style:style>
    <style:style style:name="gr32" style:family="graphic" style:parent-style-name="standard">
      <style:graphic-properties draw:fill-color="#81aca6" draw:textarea-horizontal-align="justify" draw:textarea-vertical-align="middle" draw:auto-grow-height="false" fo:min-height="0.302cm" fo:min-width="1.97cm"/>
    </style:style>
    <style:style style:name="gr33" style:family="graphic" style:parent-style-name="standard">
      <style:graphic-properties draw:fill-color="#81aca6" draw:textarea-horizontal-align="justify" draw:textarea-vertical-align="middle" draw:auto-grow-height="false" fo:min-height="0.223cm" fo:min-width="2.73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ee7e5"/>
      <style:paragraph-properties fo:text-align="center"/>
    </style:style>
    <style:style style:name="P4" style:family="paragraph">
      <loext:graphic-properties draw:fill-color="#b3cac7"/>
      <style:paragraph-properties fo:text-align="center"/>
    </style:style>
    <style:style style:name="P5" style:family="paragraph">
      <loext:graphic-properties draw:fill-color="#81aca6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fff5ce"/>
      <style:paragraph-properties fo:text-align="start"/>
      <style:text-properties style:font-name="PT Sans Narrow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style:font-name="PT Sans Narrow" fo:font-size="10pt" fo:font-weight="normal" style:font-size-asian="10pt" style:font-weight-asian="normal" style:font-size-complex="10pt" style:font-weight-complex="normal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style:font-name="PT Sans Narrow" fo:font-size="10pt" fo:font-weight="normal" style:font-size-asian="10pt" style:font-weight-asian="normal" style:font-size-complex="10pt" style:font-weight-complex="normal"/>
    </style:style>
    <style:style style:name="P11" style:family="paragraph">
      <loext:graphic-properties draw:fill-color="#ffffff"/>
      <style:paragraph-properties fo:text-align="start"/>
      <style:text-properties style:font-name="PT Sans Narrow" fo:font-size="10pt" fo:font-weight="normal" style:font-size-asian="10pt" style:font-weight-asian="normal" style:font-size-complex="10pt" style:font-weight-complex="normal"/>
    </style:style>
    <style:style style:name="P12" style:family="paragraph">
      <loext:graphic-properties draw:fill-color="#eeeeee"/>
      <style:paragraph-properties fo:text-align="center"/>
      <style:text-properties style:font-name="PT Sans Narrow" fo:font-size="10pt" style:font-size-asian="10pt" style:font-size-complex="10pt"/>
    </style:style>
    <style:style style:name="P13" style:family="paragraph">
      <loext:graphic-properties draw:fill-color="#dee7e5"/>
      <style:paragraph-properties fo:text-align="center"/>
      <style:text-properties style:font-name="PT Sans Narrow" fo:font-size="10pt" style:font-size-asian="10pt" style:font-size-complex="10pt"/>
    </style:style>
    <style:style style:name="P14" style:family="paragraph">
      <style:paragraph-properties fo:text-align="center"/>
      <style:text-properties style:font-name="PT Sans Narrow"/>
    </style:style>
    <style:style style:name="P15" style:family="paragraph">
      <loext:graphic-properties draw:fill-color="#b3cac7"/>
      <style:paragraph-properties fo:text-align="center"/>
      <style:text-properties style:font-name="PT Sans Narrow" fo:font-size="10pt" style:font-size-asian="10pt" style:font-size-complex="10pt"/>
    </style:style>
    <style:style style:name="P16" style:family="paragraph">
      <loext:graphic-properties draw:fill-color="#81aca6"/>
      <style:paragraph-properties fo:text-align="center"/>
      <style:text-properties style:font-name="PT Sans Narrow" fo:font-size="10pt" style:font-size-asian="10pt" style:font-size-complex="10pt"/>
    </style:style>
    <style:style style:name="P17" style:family="paragraph">
      <loext:graphic-properties draw:fill="none" draw:fill-color="#ffffff"/>
      <style:text-properties style:font-name="PT Sans Narrow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PT Sans Narrow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font-name="PT Sans Narrow" fo:font-size="10pt" fo:font-style="normal" fo:text-shadow="none" style:text-underline-style="none" fo:font-weight="normal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3" style:family="text">
      <style:text-properties style:font-name="PT Sans Narrow" fo:font-size="10pt" style:font-size-asian="10pt" style:font-size-complex="10pt"/>
    </style:style>
    <style:style style:name="T4" style:family="text">
      <style:text-properties style:font-name="PT Sans Narrow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2.595cm" svg:height="9.498cm" svg:x="15.955cm" svg:y="8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869cm" svg:height="4.762cm" svg:x="63.897cm" svg:y="7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196cm" svg:height="4.287cm" svg:x="63.898cm" svg:y="3.1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625cm" svg:height="2.857cm" svg:x="73.766cm" svg:y="8.0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4.632cm" svg:height="3.175cm" svg:x="59.134cm" svg:y="12.2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995cm" svg:height="1.508cm" svg:x="59.902cm" svg:y="10.3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381cm" svg:height="0.82cm" svg:x="71.094cm" svg:y="6.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1.218cm" svg:height="0.582cm" svg:x="73.766cm" svg:y="7.4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169cm" svg:height="0.45cm" svg:x="56.965cm" svg:y="12.2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8.255cm" svg:height="0.37cm" svg:x="55.642cm" svg:y="11.8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323cm" svg:height="0.265cm" svg:x="73.475cm" svg:y="7.1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085cm" svg:height="0.212cm" svg:x="73.766cm" svg:y="10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032cm" svg:height="0.133cm" svg:x="55.933cm" svg:y="12.2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397cm" svg:height="0.132cm" svg:x="63.5cm" svg:y="10.2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0.451cm" svg:height="10.054cm" svg:x="51.357cm" svg:y="15.876cm">
          <text:p text:style-name="P6"><text:span text:style-name="T1">Rectangle's parameter list is ( x, y, width, height ). ( x, y ) are the coordinates of the the upper-left corner. So getx() and gety() <text:s/>give the point of the upper-left corner.</text:span></text:p>
          <text:p text:style-name="P6"><text:span text:style-name="T1"/></text:p>
          <text:p text:style-name="P6"><text:span text:style-name="T1">ArrayList&lt;ArrayList&lt;Point&gt;&gt; sides = new ArrayList&lt;~&gt;</text:span></text:p>
          <text:p text:style-name="P6"><text:span text:style-name="T1">sort rectangles by height</text:span></text:p>
          <text:p text:style-name="P7"><text:span text:style-name="T2"/></text:p>
          <text:p text:style-name="P7"><text:span text:style-name="T2">// Share out the Points amongst the sides as if we're dealing cards.</text:span></text:p>
          <text:p text:style-name="P6"><text:span text:style-name="T1">int sidesIndex i = 0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Index of sides array.</text:span></text:p>
          <text:p text:style-name="P6"><text:span text:style-name="T1">while points is not empty {</text:span></text:p>
          <text:p text:style-name="P6"><text:span text:style-name="T1"><text:tab/></text:span><text:span text:style-name="T1">point = remove first point from points</text:span></text:p>
          <text:p text:style-name="P6"><text:span text:style-name="T1"><text:tab/></text:span><text:span text:style-name="T1">add point to sides[ sidesIndex ]</text:span></text:p>
          <text:p text:style-name="P6"><text:span text:style-name="T1"><text:tab/></text:span><text:span text:style-name="T1">if sidesIndex % 4 == 0 {</text:span><text:span text:style-name="T1"><text:tab/></text:span><text:span text:style-name="T1"><text:tab/></text:span><text:span text:style-name="T1"><text:tab/></text:span><text:span text:style-name="T1"><text:tab/></text:span><text:span text:style-name="T1">// Reset index of sides array to 0.</text:span></text:p>
          <text:p text:style-name="P6"><text:span text:style-name="T1"><text:tab/></text:span><text:span text:style-name="T1"><text:tab/></text:span><text:span text:style-name="T1">sidesIndex = 0</text:span></text:p>
          <text:p text:style-name="P6"><text:span text:style-name="T1"><text:tab/></text:span><text:span text:style-name="T1">}</text:span></text:p>
          <text:p text:style-name="P6"><text:span text:style-name="T1"><text:tab/></text:span><text:span text:style-name="T1">else {</text:span></text:p>
          <text:p text:style-name="P6"><text:span text:style-name="T1"><text:tab/></text:span><text:span text:style-name="T1"><text:tab/></text:span><text:span text:style-name="T1">sidesIndex++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ove on to next array in sides array.</text:span></text:p>
          <text:p text:style-name="P6"><text:span text:style-name="T1"><text:tab/></text:span><text:span text:style-name="T1">}</text:span></text:p>
          <text:p text:style-name="P6"><text:span text:style-name="T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8.811cm" svg:height="5.397cm" svg:x="51.249cm" svg:y="2.964cm">
          <text:p text:style-name="P6"><text:span text:style-name="T1">ArrayList&lt;ArrayList&lt;Point&gt;&gt; sides = new ArrayList&lt;~&gt;</text:span></text:p>
          <text:p text:style-name="P6"><text:span text:style-name="T1">sort rectangles by height</text:span></text:p>
          <text:p text:style-name="P7"><text:span text:style-name="T2">for( int i = 0; i &lt; rectangles.size(); <text:s/>i++ ) {</text:span></text:p>
          <text:p text:style-name="P7"><text:span text:style-name="T2"><text:tab/></text:span><text:span text:style-name="T2">if( i%4 == 0 {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if remainder of i / 4 == 0</text:span></text:p>
          <text:p text:style-name="P7"><text:span text:style-name="T2"><text:tab/></text:span><text:span text:style-name="T2"><text:tab/></text:span><text:span text:style-name="T2">sides.get(0).put(rectangles[i]</text:span></text:p>
          <text:p text:style-name="P7"><text:span text:style-name="T2"><text:tab/></text:span><text:span text:style-name="T2"><text:tab/></text:span><text:span text:style-name="T2">sides.get(1).put(rectangles[i+1]</text:span></text:p>
          <text:p text:style-name="P7"><text:span text:style-name="T2"><text:tab/></text:span><text:span text:style-name="T2"><text:tab/></text:span><text:span text:style-name="T2">sides.get(2).put(rectangles[i+2]</text:span></text:p>
          <text:p text:style-name="P6"><text:span text:style-name="T1"><text:tab/></text:span><text:span text:style-name="T1"><text:tab/></text:span><text:span text:style-name="T1">sides.get(3).put(rectangles[i+3]</text:span></text:p>
          <text:p text:style-name="P6"><text:span text:style-name="T1"><text:tab/></text:span><text:span text:style-name="T1">}</text:span></text:p>
          <text:p text:style-name="P6"><text:span text:style-name="T1">}</text:span></text:p>
          <text:p text:style-name="P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0.265cm" svg:height="6.72cm" svg:x="5.395cm" svg:y="15.002cm">
          <text:p text:style-name="P9"><text:span text:style-name="T1">r</text:span><text:span text:style-name="T1">1</text:span><text:span text:style-name="T1">0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r</text:span><text:span text:style-name="T1">0</text:span><text:span text:style-name="T1">.</text:span><text:span text:style-name="T1">x</text:span><text:span text:style-name="T1"> </text:span><text:span text:style-name="T1">-</text:span><text:span text:style-name="T1"> </text:span><text:span text:style-name="T1">r</text:span><text:span text:style-name="T1">1</text:span><text:span text:style-name="T1">0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,</text:span><text:span text:style-name="T1"> </text:span><text:span text:style-name="T1"><text:s/></text:span><text:span text:style-name="T1">(</text:span><text:span text:style-name="T1"> </text:span><text:span text:style-name="T1">r</text:span><text:span text:style-name="T1">0</text:span><text:span text:style-name="T1">.</text:span><text:span text:style-name="T1">y</text:span><text:span text:style-name="T1"> </text:span><text:span text:style-name="T1">-</text:span><text:span text:style-name="T1"> </text:span><text:span text:style-name="T1">r</text:span><text:span text:style-name="T1">0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text:span text:style-name="T1"> </text:span><text:span text:style-name="T1">)</text:span><text:span text:style-name="T1"> </text:span><text:span text:style-name="T1">+</text:span><text:span text:style-name="T1"> </text:span><text:span text:style-name="T1">r</text:span><text:span text:style-name="T1">1</text:span><text:span text:style-name="T1">0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/text:p>
          <text:p text:style-name="P9"><text:span text:style-name="T1">r</text:span><text:span text:style-name="T1">1</text:span><text:span text:style-name="T1">1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r</text:span><text:span text:style-name="T1">0</text:span><text:span text:style-name="T1">.</text:span><text:span text:style-name="T1">x</text:span><text:span text:style-name="T1"> </text:span><text:span text:style-name="T1">-</text:span><text:span text:style-name="T1"> </text:span><text:span text:style-name="T1">r</text:span><text:span text:style-name="T1">1</text:span><text:span text:style-name="T1">1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,</text:span><text:span text:style-name="T1"> </text:span><text:span text:style-name="T1"><text:s/></text:span><text:span text:style-name="T1">(</text:span><text:span text:style-name="T1"> </text:span><text:span text:style-name="T1">r</text:span><text:span text:style-name="T1">0</text:span><text:span text:style-name="T1">.</text:span><text:span text:style-name="T1">y</text:span><text:span text:style-name="T1"> </text:span><text:span text:style-name="T1">-</text:span><text:span text:style-name="T1"> </text:span><text:span text:style-name="T1">r</text:span><text:span text:style-name="T1">0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text:span text:style-name="T1"> </text:span><text:span text:style-name="T1">)</text:span><text:span text:style-name="T1"> </text:span><text:span text:style-name="T1">+</text:span><text:span text:style-name="T1"> </text:span><text:span text:style-name="T1">r</text:span><text:span text:style-name="T1">1</text:span><text:span text:style-name="T1">0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text:span text:style-name="T1"> </text:span><text:span text:style-name="T1">+</text:span><text:span text:style-name="T1"> </text:span><text:span text:style-name="T1">r</text:span><text:span text:style-name="T1">1</text:span><text:span text:style-name="T1">1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/text:p>
          <text:p text:style-name="P9"><text:span text:style-name="T1">r</text:span><text:span text:style-name="T1">1</text:span><text:span text:style-name="T1">2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r</text:span><text:span text:style-name="T1">0</text:span><text:span text:style-name="T1">.</text:span><text:span text:style-name="T1">x</text:span><text:span text:style-name="T1"> </text:span><text:span text:style-name="T1">-</text:span><text:span text:style-name="T1"> </text:span><text:span text:style-name="T1">r</text:span><text:span text:style-name="T1">1</text:span><text:span text:style-name="T1">2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,</text:span><text:span text:style-name="T1"> </text:span><text:span text:style-name="T1"><text:s/></text:span><text:span text:style-name="T1">(</text:span><text:span text:style-name="T1"> </text:span><text:span text:style-name="T1">r</text:span><text:span text:style-name="T1">0</text:span><text:span text:style-name="T1">.</text:span><text:span text:style-name="T1">y</text:span><text:span text:style-name="T1"> </text:span><text:span text:style-name="T1">-</text:span><text:span text:style-name="T1"> </text:span><text:span text:style-name="T1">r</text:span><text:span text:style-name="T1">0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text:span text:style-name="T1"> </text:span><text:span text:style-name="T1">)</text:span><text:span text:style-name="T1"> </text:span><text:span text:style-name="T1">+</text:span><text:span text:style-name="T1"> </text:span><text:span text:style-name="T1">r</text:span><text:span text:style-name="T1">1</text:span><text:span text:style-name="T1">0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text:span text:style-name="T1"> </text:span><text:span text:style-name="T1">+</text:span><text:span text:style-name="T1"> </text:span><text:span text:style-name="T1">r</text:span><text:span text:style-name="T1">1</text:span><text:span text:style-name="T1">1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text:span text:style-name="T1"> </text:span><text:span text:style-name="T1">+</text:span><text:span text:style-name="T1"> </text:span><text:span text:style-name="T1">r</text:span><text:span text:style-name="T1">1</text:span><text:span text:style-name="T1">2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/text:p>
          <text:p text:style-name="P9"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/text:p>
          <text:p text:style-name="P9"><text:span text:style-name="T1">F</text:span><text:span text:style-name="T1">i</text:span><text:span text:style-name="T1">n</text:span><text:span text:style-name="T1">d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(</text:span><text:span text:style-name="T1">x</text:span><text:span text:style-name="T1">,</text:span><text:span text:style-name="T1">y</text:span><text:span text:style-name="T1">)</text:span><text:span text:style-name="T1"> </text:span><text:span text:style-name="T1">c</text:span><text:span text:style-name="T1">o</text:span><text:span text:style-name="T1">o</text:span><text:span text:style-name="T1">r</text:span><text:span text:style-name="T1">d</text:span><text:span text:style-name="T1">i</text:span><text:span text:style-name="T1">n</text:span><text:span text:style-name="T1">a</text:span><text:span text:style-name="T1">t</text:span><text:span text:style-name="T1">e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r</text:span><text:span text:style-name="T1">i</text:span><text:span text:style-name="T1">g</text:span><text:span text:style-name="T1">i</text:span><text:span text:style-name="T1">n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e</text:span><text:span text:style-name="T1">f</text:span><text:span text:style-name="T1">t</text:span><text:span text:style-name="T1">-</text:span><text:span text:style-name="T1">s</text:span><text:span text:style-name="T1">i</text:span><text:span text:style-name="T1">d</text:span><text:span text:style-name="T1">e</text:span><text:span text:style-name="T1"> </text:span><text:span text:style-name="T1">r</text:span><text:span text:style-name="T1">e</text:span><text:span text:style-name="T1">c</text:span><text:span text:style-name="T1">t</text:span><text:span text:style-name="T1">a</text:span><text:span text:style-name="T1">n</text:span><text:span text:style-name="T1">g</text:span><text:span text:style-name="T1">l</text:span><text:span text:style-name="T1">e</text:span><text:span text:style-name="T1">s</text:span><text:span text:style-name="T1">.</text:span></text:p>
          <text:p text:style-name="P9"><text:span text:style-name="T1"/></text:p>
          <text:p text:style-name="P9"><text:span text:style-name="T1">n</text:span><text:span text:style-name="T1">u</text:span><text:span text:style-name="T1">m</text:span><text:span text:style-name="T1">T</text:span><text:span text:style-name="T1">o</text:span><text:span text:style-name="T1">A</text:span><text:span text:style-name="T1">d</text:span><text:span text:style-name="T1">d</text:span><text:span text:style-name="T1"> </text:span><text:span text:style-name="T1">=</text:span><text:span text:style-name="T1"> </text:span><text:span text:style-name="T1">0</text:span></text:p>
          <text:p text:style-name="P9"><text:span text:style-name="T1">s</text:span><text:span text:style-name="T1">t</text:span><text:span text:style-name="T1">a</text:span><text:span text:style-name="T1">r</text:span><text:span text:style-name="T1">t</text:span><text:span text:style-name="T1">P</text:span><text:span text:style-name="T1">o</text:span><text:span text:style-name="T1">i</text:span><text:span text:style-name="T1">n</text:span><text:span text:style-name="T1">t</text:span><text:span text:style-name="T1">Y</text:span><text:span text:style-name="T1"> </text:span><text:span text:style-name="T1">=</text:span><text:span text:style-name="T1"> </text:span><text:span text:style-name="T1">r</text:span><text:span text:style-name="T1">[</text:span><text:span text:style-name="T1">0</text:span><text:span text:style-name="T1">]</text:span><text:span text:style-name="T1">.</text:span><text:span text:style-name="T1">y</text:span><text:span text:style-name="T1"> </text:span><text:span text:style-name="T1">-</text:span><text:span text:style-name="T1"> </text:span><text:span text:style-name="T1">r</text:span><text:span text:style-name="T1">[</text:span><text:span text:style-name="T1">0</text:span><text:span text:style-name="T1">]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/text:p>
          <text:p text:style-name="P9"><text:span text:style-name="T1">f</text:span><text:span text:style-name="T1">o</text:span><text:span text:style-name="T1">r</text:span><text:span text:style-name="T1">(</text:span><text:span text:style-name="T1"> </text:span><text:span text:style-name="T1">i</text:span><text:span text:style-name="T1"> </text:span><text:span text:style-name="T1">=</text:span><text:span text:style-name="T1"> </text:span><text:span text:style-name="T1">1</text:span><text:span text:style-name="T1">0</text:span><text:span text:style-name="T1">;</text:span><text:span text:style-name="T1"> </text:span><text:span text:style-name="T1">i</text:span><text:span text:style-name="T1"> </text:span><text:span text:style-name="T1">&lt;</text:span><text:span text:style-name="T1"> </text:span><text:span text:style-name="T1">1</text:span><text:span text:style-name="T1">3</text:span><text:span text:style-name="T1">;</text:span><text:span text:style-name="T1"> </text:span><text:span text:style-name="T1">i</text:span><text:span text:style-name="T1">+</text:span><text:span text:style-name="T1">+</text:span><text:span text:style-name="T1"> </text:span><text:span text:style-name="T1">)</text:span><text:span text:style-name="T1"> </text:span><text:span text:style-name="T1">{</text:span></text:p>
          <text:p text:style-name="P9"><text:span text:style-name="T1"><text:tab/></text:span><text:span text:style-name="T1">r</text:span><text:span text:style-name="T1">[</text:span><text:span text:style-name="T1">i</text:span><text:span text:style-name="T1">]</text:span><text:span text:style-name="T1">.</text:span><text:span text:style-name="T1">x</text:span><text:span text:style-name="T1"> </text:span><text:span text:style-name="T1">=</text:span><text:span text:style-name="T1"> </text:span><text:span text:style-name="T1">r</text:span><text:span text:style-name="T1">[</text:span><text:span text:style-name="T1">0</text:span><text:span text:style-name="T1">]</text:span><text:span text:style-name="T1">.</text:span><text:span text:style-name="T1">x</text:span><text:span text:style-name="T1"> </text:span><text:span text:style-name="T1">-</text:span><text:span text:style-name="T1"> </text:span><text:span text:style-name="T1">r</text:span><text:span text:style-name="T1">[</text:span><text:span text:style-name="T1">i</text:span><text:span text:style-name="T1">]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/text:p>
          <text:p text:style-name="P9"><text:span text:style-name="T1"/></text:p>
          <text:p text:style-name="P9"><text:span text:style-name="T1"><text:tab/></text:span><text:span text:style-name="T1">n</text:span><text:span text:style-name="T1">u</text:span><text:span text:style-name="T1">m</text:span><text:span text:style-name="T1">T</text:span><text:span text:style-name="T1">o</text:span><text:span text:style-name="T1">A</text:span><text:span text:style-name="T1">d</text:span><text:span text:style-name="T1">d</text:span><text:span text:style-name="T1"> </text:span><text:span text:style-name="T1">+</text:span><text:span text:style-name="T1">=</text:span><text:span text:style-name="T1"> </text:span><text:span text:style-name="T1">r</text:span><text:span text:style-name="T1">[</text:span><text:span text:style-name="T1">i</text:span><text:span text:style-name="T1">]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/text:p>
          <text:p text:style-name="P9"><text:span text:style-name="T1"><text:tab/></text:span><text:span text:style-name="T1">r</text:span><text:span text:style-name="T1">[</text:span><text:span text:style-name="T1">i</text:span><text:span text:style-name="T1">]</text:span><text:span text:style-name="T1">.</text:span><text:span text:style-name="T1">y</text:span><text:span text:style-name="T1"> </text:span><text:span text:style-name="T1">=</text:span><text:span text:style-name="T1"> </text:span><text:span text:style-name="T1">s</text:span><text:span text:style-name="T1">t</text:span><text:span text:style-name="T1">a</text:span><text:span text:style-name="T1">r</text:span><text:span text:style-name="T1">t</text:span><text:span text:style-name="T1">P</text:span><text:span text:style-name="T1">o</text:span><text:span text:style-name="T1">i</text:span><text:span text:style-name="T1">n</text:span><text:span text:style-name="T1">t</text:span><text:span text:style-name="T1">Y</text:span><text:span text:style-name="T1"> </text:span><text:span text:style-name="T1">+</text:span><text:span text:style-name="T1"> </text:span><text:span text:style-name="T1">n</text:span><text:span text:style-name="T1">u</text:span><text:span text:style-name="T1">m</text:span><text:span text:style-name="T1">T</text:span><text:span text:style-name="T1">o</text:span><text:span text:style-name="T1">A</text:span><text:span text:style-name="T1">d</text:span><text:span text:style-name="T1">d</text:span></text:p>
          <text:p text:style-name="P9"><text:span text:style-name="T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9.79cm" svg:height="6.693cm" svg:x="38.921cm" svg:y="15.715cm">
          <text:p text:style-name="P6"><text:span text:style-name="T1">r</text:span><text:span text:style-name="T1">7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(</text:span><text:span text:style-name="T1"> </text:span><text:span text:style-name="T1">r</text:span><text:span text:style-name="T1">0</text:span><text:span text:style-name="T1">.</text:span><text:span text:style-name="T1">x</text:span><text:span text:style-name="T1"> </text:span><text:span text:style-name="T1">+</text:span><text:span text:style-name="T1"> </text:span><text:span text:style-name="T1">r</text:span><text:span text:style-name="T1">0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)</text:span><text:span text:style-name="T1"> </text:span><text:span text:style-name="T1">-</text:span><text:span text:style-name="T1"> </text:span><text:span text:style-name="T1">(</text:span><text:span text:style-name="T1"> </text:span><text:span text:style-name="T1">r</text:span><text:span text:style-name="T1">7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)</text:span><text:span text:style-name="T1"> </text:span><text:span text:style-name="T1">,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(</text:span><text:span text:style-name="T1"> </text:span><text:span text:style-name="T1">r</text:span><text:span text:style-name="T1">0</text:span><text:span text:style-name="T1">.</text:span><text:span text:style-name="T1">y</text:span><text:span text:style-name="T1"> </text:span><text:span text:style-name="T1">-</text:span><text:span text:style-name="T1"> </text:span><text:span text:style-name="T1">r</text:span><text:span text:style-name="T1">0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text:span text:style-name="T1"> </text:span><text:span text:style-name="T1">)</text:span></text:p>
          <text:p text:style-name="P6"><text:span text:style-name="T1">r</text:span><text:span text:style-name="T1">8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(</text:span><text:span text:style-name="T1"> </text:span><text:span text:style-name="T1">r</text:span><text:span text:style-name="T1">0</text:span><text:span text:style-name="T1">.</text:span><text:span text:style-name="T1">x</text:span><text:span text:style-name="T1"> </text:span><text:span text:style-name="T1">+</text:span><text:span text:style-name="T1"> </text:span><text:span text:style-name="T1">r</text:span><text:span text:style-name="T1">0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)</text:span><text:span text:style-name="T1"> </text:span><text:span text:style-name="T1">-</text:span><text:span text:style-name="T1"> </text:span><text:span text:style-name="T1">(</text:span><text:span text:style-name="T1"> </text:span><text:span text:style-name="T1">r</text:span><text:span text:style-name="T1">7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-</text:span><text:span text:style-name="T1"> </text:span><text:span text:style-name="T1">r</text:span><text:span text:style-name="T1">8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)</text:span><text:span text:style-name="T1"> </text:span><text:span text:style-name="T1">,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(</text:span><text:span text:style-name="T1"> </text:span><text:span text:style-name="T1">r</text:span><text:span text:style-name="T1">0</text:span><text:span text:style-name="T1">.</text:span><text:span text:style-name="T1">y</text:span><text:span text:style-name="T1"> </text:span><text:span text:style-name="T1">-</text:span><text:span text:style-name="T1"> </text:span><text:span text:style-name="T1">r</text:span><text:span text:style-name="T1">0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text:span text:style-name="T1"> </text:span><text:span text:style-name="T1">)</text:span></text:p>
          <text:p text:style-name="P6"><text:span text:style-name="T1">r</text:span><text:span text:style-name="T1">9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(</text:span><text:span text:style-name="T1"> </text:span><text:span text:style-name="T1">r</text:span><text:span text:style-name="T1">0</text:span><text:span text:style-name="T1">.</text:span><text:span text:style-name="T1">x</text:span><text:span text:style-name="T1"> </text:span><text:span text:style-name="T1">+</text:span><text:span text:style-name="T1"> </text:span><text:span text:style-name="T1">r</text:span><text:span text:style-name="T1">0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)</text:span><text:span text:style-name="T1"> </text:span><text:span text:style-name="T1">-</text:span><text:span text:style-name="T1"> </text:span><text:span text:style-name="T1">(</text:span><text:span text:style-name="T1"> </text:span><text:span text:style-name="T1">r</text:span><text:span text:style-name="T1">7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-</text:span><text:span text:style-name="T1"> </text:span><text:span text:style-name="T1">r</text:span><text:span text:style-name="T1">8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-</text:span><text:span text:style-name="T1"> </text:span><text:span text:style-name="T1">r</text:span><text:span text:style-name="T1">9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)</text:span><text:span text:style-name="T1"> </text:span><text:span text:style-name="T1">,</text:span><text:span text:style-name="T1"> </text:span><text:span text:style-name="T1"><text:s/></text:span><text:span text:style-name="T1"><text:s/></text:span><text:span text:style-name="T1">(</text:span><text:span text:style-name="T1"> </text:span><text:span text:style-name="T1">r</text:span><text:span text:style-name="T1">0</text:span><text:span text:style-name="T1">.</text:span><text:span text:style-name="T1">y</text:span><text:span text:style-name="T1"> </text:span><text:span text:style-name="T1">-</text:span><text:span text:style-name="T1"> </text:span><text:span text:style-name="T1">r</text:span><text:span text:style-name="T1">0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text:span text:style-name="T1"> </text:span><text:span text:style-name="T1">)</text:span></text:p>
          <text:p text:style-name="P6"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/text:p>
          <text:p text:style-name="P6"><text:span text:style-name="T1">F</text:span><text:span text:style-name="T1">i</text:span><text:span text:style-name="T1">n</text:span><text:span text:style-name="T1">d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(</text:span><text:span text:style-name="T1">x</text:span><text:span text:style-name="T1">,</text:span><text:span text:style-name="T1">y</text:span><text:span text:style-name="T1">)</text:span><text:span text:style-name="T1"> </text:span><text:span text:style-name="T1">c</text:span><text:span text:style-name="T1">o</text:span><text:span text:style-name="T1">o</text:span><text:span text:style-name="T1">r</text:span><text:span text:style-name="T1">d</text:span><text:span text:style-name="T1">i</text:span><text:span text:style-name="T1">n</text:span><text:span text:style-name="T1">a</text:span><text:span text:style-name="T1">t</text:span><text:span text:style-name="T1">e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r</text:span><text:span text:style-name="T1">i</text:span><text:span text:style-name="T1">g</text:span><text:span text:style-name="T1">i</text:span><text:span text:style-name="T1">n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o</text:span><text:span text:style-name="T1">t</text:span><text:span text:style-name="T1">t</text:span><text:span text:style-name="T1">o</text:span><text:span text:style-name="T1">m</text:span><text:span text:style-name="T1">-</text:span><text:span text:style-name="T1">s</text:span><text:span text:style-name="T1">i</text:span><text:span text:style-name="T1">d</text:span><text:span text:style-name="T1">e</text:span><text:span text:style-name="T1"> </text:span><text:span text:style-name="T1">r</text:span><text:span text:style-name="T1">e</text:span><text:span text:style-name="T1">c</text:span><text:span text:style-name="T1">t</text:span><text:span text:style-name="T1">a</text:span><text:span text:style-name="T1">n</text:span><text:span text:style-name="T1">g</text:span><text:span text:style-name="T1">l</text:span><text:span text:style-name="T1">e</text:span><text:span text:style-name="T1">s</text:span><text:span text:style-name="T1">.</text:span></text:p>
          <text:p text:style-name="P6"><text:span text:style-name="T1"/></text:p>
          <text:p text:style-name="P6"><text:span text:style-name="T1">n</text:span><text:span text:style-name="T1">u</text:span><text:span text:style-name="T1">m</text:span><text:span text:style-name="T1">T</text:span><text:span text:style-name="T1">o</text:span><text:span text:style-name="T1">S</text:span><text:span text:style-name="T1">u</text:span><text:span text:style-name="T1">b</text:span><text:span text:style-name="T1">t</text:span><text:span text:style-name="T1">r</text:span><text:span text:style-name="T1">a</text:span><text:span text:style-name="T1">c</text:span><text:span text:style-name="T1">t</text:span><text:span text:style-name="T1"> </text:span><text:span text:style-name="T1">=</text:span><text:span text:style-name="T1"> </text:span><text:span text:style-name="T1">0</text:span></text:p>
          <text:p text:style-name="P6"><text:span text:style-name="T1">s</text:span><text:span text:style-name="T1">t</text:span><text:span text:style-name="T1">a</text:span><text:span text:style-name="T1">r</text:span><text:span text:style-name="T1">t</text:span><text:span text:style-name="T1">P</text:span><text:span text:style-name="T1">o</text:span><text:span text:style-name="T1">i</text:span><text:span text:style-name="T1">n</text:span><text:span text:style-name="T1">t</text:span><text:span text:style-name="T1">X</text:span><text:span text:style-name="T1"> </text:span><text:span text:style-name="T1">=</text:span><text:span text:style-name="T1"> </text:span><text:span text:style-name="T1">r</text:span><text:span text:style-name="T1">[</text:span><text:span text:style-name="T1">0</text:span><text:span text:style-name="T1">]</text:span><text:span text:style-name="T1">.</text:span><text:span text:style-name="T1">x</text:span><text:span text:style-name="T1"> </text:span><text:span text:style-name="T1">+</text:span><text:span text:style-name="T1"> </text:span><text:span text:style-name="T1">r</text:span><text:span text:style-name="T1">[</text:span><text:span text:style-name="T1">0</text:span><text:span text:style-name="T1">]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/text:p>
          <text:p text:style-name="P6"><text:span text:style-name="T1">f</text:span><text:span text:style-name="T1">o</text:span><text:span text:style-name="T1">r</text:span><text:span text:style-name="T1">(</text:span><text:span text:style-name="T1"> </text:span><text:span text:style-name="T1">i</text:span><text:span text:style-name="T1"> </text:span><text:span text:style-name="T1">=</text:span><text:span text:style-name="T1"> </text:span><text:span text:style-name="T1">7</text:span><text:span text:style-name="T1">;</text:span><text:span text:style-name="T1"> </text:span><text:span text:style-name="T1">i</text:span><text:span text:style-name="T1"> </text:span><text:span text:style-name="T1">&lt;</text:span><text:span text:style-name="T1"> </text:span><text:span text:style-name="T1">1</text:span><text:span text:style-name="T1">0</text:span><text:span text:style-name="T1">;</text:span><text:span text:style-name="T1"> </text:span><text:span text:style-name="T1">i</text:span><text:span text:style-name="T1">+</text:span><text:span text:style-name="T1">+</text:span><text:span text:style-name="T1"> </text:span><text:span text:style-name="T1">)</text:span><text:span text:style-name="T1"> </text:span><text:span text:style-name="T1">{</text:span></text:p>
          <text:p text:style-name="P6"><text:span text:style-name="T1"><text:tab/></text:span><text:span text:style-name="T1">r</text:span><text:span text:style-name="T1">[</text:span><text:span text:style-name="T1">i</text:span><text:span text:style-name="T1">]</text:span><text:span text:style-name="T1">.</text:span><text:span text:style-name="T1">y</text:span><text:span text:style-name="T1"> </text:span><text:span text:style-name="T1">=</text:span><text:span text:style-name="T1"> </text:span><text:span text:style-name="T1">r</text:span><text:span text:style-name="T1">[</text:span><text:span text:style-name="T1">0</text:span><text:span text:style-name="T1">]</text:span><text:span text:style-name="T1">.</text:span><text:span text:style-name="T1">y</text:span><text:span text:style-name="T1"> </text:span><text:span text:style-name="T1">-</text:span><text:span text:style-name="T1"> </text:span><text:span text:style-name="T1">r</text:span><text:span text:style-name="T1">[</text:span><text:span text:style-name="T1">0</text:span><text:span text:style-name="T1">]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/text:p>
          <text:p text:style-name="P6"><text:span text:style-name="T1"/></text:p>
          <text:p text:style-name="P6"><text:span text:style-name="T1"><text:tab/></text:span><text:span text:style-name="T1">n</text:span><text:span text:style-name="T1">u</text:span><text:span text:style-name="T1">m</text:span><text:span text:style-name="T1">T</text:span><text:span text:style-name="T1">o</text:span><text:span text:style-name="T1">S</text:span><text:span text:style-name="T1">u</text:span><text:span text:style-name="T1">b</text:span><text:span text:style-name="T1">t</text:span><text:span text:style-name="T1">r</text:span><text:span text:style-name="T1">a</text:span><text:span text:style-name="T1">c</text:span><text:span text:style-name="T1">t</text:span><text:span text:style-name="T1"> </text:span><text:span text:style-name="T1">-</text:span><text:span text:style-name="T1">=</text:span><text:span text:style-name="T1"> </text:span><text:span text:style-name="T1">r</text:span><text:span text:style-name="T1">[</text:span><text:span text:style-name="T1">i</text:span><text:span text:style-name="T1">]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/text:p>
          <text:p text:style-name="P6"><text:span text:style-name="T1"><text:tab/></text:span><text:span text:style-name="T1">r</text:span><text:span text:style-name="T1">[</text:span><text:span text:style-name="T1">i</text:span><text:span text:style-name="T1">]</text:span><text:span text:style-name="T1">.</text:span><text:span text:style-name="T1">x</text:span><text:span text:style-name="T1"> </text:span><text:span text:style-name="T1">=</text:span><text:span text:style-name="T1"> </text:span><text:span text:style-name="T1">s</text:span><text:span text:style-name="T1">t</text:span><text:span text:style-name="T1">a</text:span><text:span text:style-name="T1">r</text:span><text:span text:style-name="T1">t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-</text:span><text:span text:style-name="T1"> </text:span><text:span text:style-name="T1">n</text:span><text:span text:style-name="T1">u</text:span><text:span text:style-name="T1">m</text:span><text:span text:style-name="T1">T</text:span><text:span text:style-name="T1">o</text:span><text:span text:style-name="T1">S</text:span><text:span text:style-name="T1">u</text:span><text:span text:style-name="T1">b</text:span><text:span text:style-name="T1">t</text:span><text:span text:style-name="T1">r</text:span><text:span text:style-name="T1">a</text:span><text:span text:style-name="T1">c</text:span><text:span text:style-name="T1">t</text:span></text:p>
          <text:p text:style-name="P6"><text:span text:style-name="T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7.408cm" svg:height="8.97cm" svg:x="8.255cm" svg:y="5.556cm">
          <text:p text:style-name="P6"><text:span text:style-name="T1">r</text:span><text:span text:style-name="T1">1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r</text:span><text:span text:style-name="T1">0</text:span><text:span text:style-name="T1">.</text:span><text:span text:style-name="T1">x</text:span><text:span text:style-name="T1"> </text:span><text:span text:style-name="T1">,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r</text:span><text:span text:style-name="T1">0</text:span><text:span text:style-name="T1">.</text:span><text:span text:style-name="T1">y</text:span><text:span text:style-name="T1"> </text:span><text:span text:style-name="T1">+</text:span><text:span text:style-name="T1"> </text:span><text:span text:style-name="T1">r</text:span><text:span text:style-name="T1">1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/text:p>
          <text:p text:style-name="P6"><text:span text:style-name="T1">r</text:span><text:span text:style-name="T1">2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r</text:span><text:span text:style-name="T1">0</text:span><text:span text:style-name="T1">.</text:span><text:span text:style-name="T1">x</text:span><text:span text:style-name="T1"> </text:span><text:span text:style-name="T1">+</text:span><text:span text:style-name="T1"> </text:span><text:span text:style-name="T1">r</text:span><text:span text:style-name="T1">1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,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r</text:span><text:span text:style-name="T1">0</text:span><text:span text:style-name="T1">.</text:span><text:span text:style-name="T1">y</text:span><text:span text:style-name="T1"> </text:span><text:span text:style-name="T1">+</text:span><text:span text:style-name="T1"> </text:span><text:span text:style-name="T1">r</text:span><text:span text:style-name="T1">2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/text:p>
          <text:p text:style-name="P6"><text:span text:style-name="T1">r</text:span><text:span text:style-name="T1">3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r</text:span><text:span text:style-name="T1">0</text:span><text:span text:style-name="T1">.</text:span><text:span text:style-name="T1">x</text:span><text:span text:style-name="T1"> </text:span><text:span text:style-name="T1">+</text:span><text:span text:style-name="T1"> </text:span><text:span text:style-name="T1">r</text:span><text:span text:style-name="T1">1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+</text:span><text:span text:style-name="T1"> </text:span><text:span text:style-name="T1">r</text:span><text:span text:style-name="T1">2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,</text:span><text:span text:style-name="T1"> </text:span><text:span text:style-name="T1"><text:s/></text:span><text:span text:style-name="T1"><text:s/></text:span><text:span text:style-name="T1">r</text:span><text:span text:style-name="T1">0</text:span><text:span text:style-name="T1">.</text:span><text:span text:style-name="T1">y</text:span><text:span text:style-name="T1"> </text:span><text:span text:style-name="T1">+</text:span><text:span text:style-name="T1"> </text:span><text:span text:style-name="T1">r</text:span><text:span text:style-name="T1">3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/text:p>
          <text:p text:style-name="P6"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text:span text:style-name="T1">=</text:span></text:p>
          <text:p text:style-name="P6"><text:span text:style-name="T1">r</text:span><text:span text:style-name="T1">1</text:span><text:span text:style-name="T1">.</text:span><text:span text:style-name="T1">x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r</text:span><text:span text:style-name="T1">0</text:span><text:span text:style-name="T1">.</text:span><text:span text:style-name="T1">x</text:span></text:p>
          <text:p text:style-name="P6"><text:span text:style-name="T1">r</text:span><text:span text:style-name="T1">2</text:span><text:span text:style-name="T1">.</text:span><text:span text:style-name="T1">x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r</text:span><text:span text:style-name="T1">1</text:span><text:span text:style-name="T1">.</text:span><text:span text:style-name="T1">x</text:span><text:span text:style-name="T1"> </text:span><text:span text:style-name="T1">+</text:span><text:span text:style-name="T1"> </text:span><text:span text:style-name="T1">r</text:span><text:span text:style-name="T1">1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/text:p>
          <text:p text:style-name="P6"><text:span text:style-name="T1">r</text:span><text:span text:style-name="T1">3</text:span><text:span text:style-name="T1">.</text:span><text:span text:style-name="T1">x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r</text:span><text:span text:style-name="T1">2</text:span><text:span text:style-name="T1">.</text:span><text:span text:style-name="T1">x</text:span><text:span text:style-name="T1"> </text:span><text:span text:style-name="T1">+</text:span><text:span text:style-name="T1"> </text:span><text:span text:style-name="T1">r</text:span><text:span text:style-name="T1">2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/text:p>
          <text:p text:style-name="P7"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/text:p>
          <text:p text:style-name="P7"><text:span text:style-name="T2">F</text:span><text:span text:style-name="T2">i</text:span><text:span text:style-name="T2">n</text:span><text:span text:style-name="T2">d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(</text:span><text:span text:style-name="T2">x</text:span><text:span text:style-name="T2">,</text:span><text:span text:style-name="T2">y</text:span><text:span text:style-name="T2">)</text:span><text:span text:style-name="T2"> </text:span><text:span text:style-name="T2">c</text:span><text:span text:style-name="T2">o</text:span><text:span text:style-name="T2">o</text:span><text:span text:style-name="T2">r</text:span><text:span text:style-name="T2">d</text:span><text:span text:style-name="T2">i</text:span><text:span text:style-name="T2">n</text:span><text:span text:style-name="T2">a</text:span><text:span text:style-name="T2">t</text:span><text:span text:style-name="T2">e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o</text:span><text:span text:style-name="T2">r</text:span><text:span text:style-name="T2">i</text:span><text:span text:style-name="T2">g</text:span><text:span text:style-name="T2">i</text:span><text:span text:style-name="T2">n</text:span><text:span text:style-name="T2">s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o</text:span><text:span text:style-name="T2">p</text:span><text:span text:style-name="T2">-</text:span><text:span text:style-name="T2">s</text:span><text:span text:style-name="T2">i</text:span><text:span text:style-name="T2">d</text:span><text:span text:style-name="T2">e</text:span><text:span text:style-name="T2"> </text:span><text:span text:style-name="T2">r</text:span><text:span text:style-name="T2">e</text:span><text:span text:style-name="T2">c</text:span><text:span text:style-name="T2">t</text:span><text:span text:style-name="T2">a</text:span><text:span text:style-name="T2">n</text:span><text:span text:style-name="T2">g</text:span><text:span text:style-name="T2">l</text:span><text:span text:style-name="T2">e</text:span><text:span text:style-name="T2">s</text:span><text:span text:style-name="T2">.</text:span></text:p>
          <text:p text:style-name="P7"><text:span text:style-name="T2"/></text:p>
          <text:p text:style-name="P7"><text:span text:style-name="T1">f</text:span><text:span text:style-name="T1">o</text:span><text:span text:style-name="T1">r</text:span><text:span text:style-name="T1">(</text:span><text:span text:style-name="T1"> </text:span><text:span text:style-name="T1">i</text:span><text:span text:style-name="T1"> </text:span><text:span text:style-name="T1">=</text:span><text:span text:style-name="T1"> </text:span><text:span text:style-name="T1">0</text:span><text:span text:style-name="T1">;</text:span><text:span text:style-name="T1"> </text:span><text:span text:style-name="T1">i</text:span><text:span text:style-name="T1"> </text:span><text:span text:style-name="T1">&lt;</text:span><text:span text:style-name="T1"> </text:span><text:span text:style-name="T1">3</text:span><text:span text:style-name="T1">;</text:span><text:span text:style-name="T1"> </text:span><text:span text:style-name="T1">i</text:span><text:span text:style-name="T1">+</text:span><text:span text:style-name="T1">+</text:span><text:span text:style-name="T1"> </text:span><text:span text:style-name="T1">)</text:span><text:span text:style-name="T1"> </text:span><text:span text:style-name="T1">{</text:span></text:p>
          <text:p text:style-name="P6"><text:span text:style-name="T1"><text:tab/></text:span><text:span text:style-name="T1">i</text:span><text:span text:style-name="T1">f</text:span><text:span text:style-name="T1">(</text:span><text:span text:style-name="T1"> </text:span><text:span text:style-name="T1">i</text:span><text:span text:style-name="T1"> </text:span><text:span text:style-name="T1">=</text:span><text:span text:style-name="T1">=</text:span><text:span text:style-name="T1"> </text:span><text:span text:style-name="T1">0</text:span><text:span text:style-name="T1"> </text:span><text:span text:style-name="T1">)</text:span><text:span text:style-name="T1"> </text:span><text:span text:style-name="T1">{</text:span></text:p>
          <text:p text:style-name="P7"><text:span text:style-name="T2"><text:tab/></text:span><text:span text:style-name="T2"><text:tab/></text:span><text:span text:style-name="T2">r</text:span><text:span text:style-name="T2">[</text:span><text:span text:style-name="T2">i</text:span><text:span text:style-name="T2">+</text:span><text:span text:style-name="T2">1</text:span><text:span text:style-name="T2">]</text:span><text:span text:style-name="T2">.</text:span><text:span text:style-name="T2">x</text:span><text:span text:style-name="T2"> </text:span><text:span text:style-name="T2">=</text:span><text:span text:style-name="T2"> </text:span><text:span text:style-name="T2">r</text:span><text:span text:style-name="T2">[</text:span><text:span text:style-name="T2">i</text:span><text:span text:style-name="T2">]</text:span><text:span text:style-name="T2">.</text:span><text:span text:style-name="T2">x</text:span></text:p>
          <text:p text:style-name="P6"><text:span text:style-name="T1"><text:tab/></text:span><text:span text:style-name="T1">}</text:span><text:span text:style-name="T1"> </text:span><text:span text:style-name="T1">e</text:span><text:span text:style-name="T1">l</text:span><text:span text:style-name="T1">s</text:span><text:span text:style-name="T1">e</text:span><text:span text:style-name="T1"> </text:span><text:span text:style-name="T1">{</text:span></text:p>
          <text:p text:style-name="P7"><text:span text:style-name="T2"><text:tab/></text:span><text:span text:style-name="T2"><text:tab/></text:span><text:span text:style-name="T2">r</text:span><text:span text:style-name="T2">[</text:span><text:span text:style-name="T2">i</text:span><text:span text:style-name="T2">+</text:span><text:span text:style-name="T2">1</text:span><text:span text:style-name="T2">]</text:span><text:span text:style-name="T2">.</text:span><text:span text:style-name="T2">x</text:span><text:span text:style-name="T2"> </text:span><text:span text:style-name="T2">=</text:span><text:span text:style-name="T2"> </text:span><text:span text:style-name="T2">r</text:span><text:span text:style-name="T2">[</text:span><text:span text:style-name="T2">i</text:span><text:span text:style-name="T2">]</text:span><text:span text:style-name="T2">.</text:span><text:span text:style-name="T2">x</text:span><text:span text:style-name="T2"> </text:span><text:span text:style-name="T2">+</text:span><text:span text:style-name="T2"> </text:span><text:span text:style-name="T2">r</text:span><text:span text:style-name="T2">[</text:span><text:span text:style-name="T2">i</text:span><text:span text:style-name="T2">]</text:span><text:span text:style-name="T2">.</text:span><text:span text:style-name="T2">w</text:span><text:span text:style-name="T2">i</text:span><text:span text:style-name="T2">d</text:span><text:span text:style-name="T2">t</text:span><text:span text:style-name="T2">h</text:span></text:p>
          <text:p text:style-name="P7"><text:span text:style-name="T2"><text:tab/></text:span><text:span text:style-name="T2">}</text:span></text:p>
          <text:p text:style-name="P6"><text:span text:style-name="T2"><text:tab/></text:span><text:span text:style-name="T2">r</text:span><text:span text:style-name="T2">[</text:span><text:span text:style-name="T2">i</text:span><text:span text:style-name="T2">+</text:span><text:span text:style-name="T2">1</text:span><text:span text:style-name="T2">]</text:span><text:span text:style-name="T2">.</text:span><text:span text:style-name="T2">y</text:span><text:span text:style-name="T2"> </text:span><text:span text:style-name="T2">=</text:span><text:span text:style-name="T2"> </text:span><text:span text:style-name="T2">r</text:span><text:span text:style-name="T2">[</text:span><text:span text:style-name="T2">0</text:span><text:span text:style-name="T2">]</text:span><text:span text:style-name="T2">.</text:span><text:span text:style-name="T2">y</text:span><text:span text:style-name="T2"> </text:span><text:span text:style-name="T2">+</text:span><text:span text:style-name="T2"> </text:span><text:span text:style-name="T2">r</text:span><text:span text:style-name="T2">[</text:span><text:span text:style-name="T2">i</text:span><text:span text:style-name="T2">+</text:span><text:span text:style-name="T2">1</text:span><text:span text:style-name="T2">]</text:span><text:span text:style-name="T2">.</text:span><text:span text:style-name="T2">h</text:span><text:span text:style-name="T2">e</text:span><text:span text:style-name="T2">i</text:span><text:span text:style-name="T2">g</text:span><text:span text:style-name="T2">h</text:span><text:span text:style-name="T2">t</text:span></text:p>
          <text:p text:style-name="P6"><text:span text:style-name="T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7.409cm" svg:height="10.424cm" svg:x="38.92cm" svg:y="4.817cm">
          <text:p text:style-name="P6"><text:span text:style-name="T1">r</text:span><text:span text:style-name="T1">4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(</text:span><text:span text:style-name="T1"> </text:span><text:span text:style-name="T1">r</text:span><text:span text:style-name="T1">0</text:span><text:span text:style-name="T1">.</text:span><text:span text:style-name="T1">x</text:span><text:span text:style-name="T1"> </text:span><text:span text:style-name="T1">+</text:span><text:span text:style-name="T1"> </text:span><text:span text:style-name="T1">r</text:span><text:span text:style-name="T1">0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)</text:span><text:span text:style-name="T1"> </text:span><text:span text:style-name="T1">,</text:span><text:span text:style-name="T1"> </text:span><text:span text:style-name="T1"><text:s/></text:span><text:span text:style-name="T1">r</text:span><text:span text:style-name="T1">0</text:span><text:span text:style-name="T1">.</text:span><text:span text:style-name="T1">y</text:span></text:p>
          <text:p text:style-name="P6"><text:span text:style-name="T1">r</text:span><text:span text:style-name="T1">5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(</text:span><text:span text:style-name="T1"> </text:span><text:span text:style-name="T1">r</text:span><text:span text:style-name="T1">0</text:span><text:span text:style-name="T1">.</text:span><text:span text:style-name="T1">x</text:span><text:span text:style-name="T1"> </text:span><text:span text:style-name="T1">+</text:span><text:span text:style-name="T1"> </text:span><text:span text:style-name="T1">r</text:span><text:span text:style-name="T1">0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)</text:span><text:span text:style-name="T1"> </text:span><text:span text:style-name="T1">,</text:span><text:span text:style-name="T1"> </text:span><text:span text:style-name="T1"><text:s/></text:span><text:span text:style-name="T1">r</text:span><text:span text:style-name="T1">0</text:span><text:span text:style-name="T1">.</text:span><text:span text:style-name="T1">y</text:span><text:span text:style-name="T1"> </text:span><text:span text:style-name="T1">-</text:span><text:span text:style-name="T1"> </text:span><text:span text:style-name="T1">r</text:span><text:span text:style-name="T1">4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/text:p>
          <text:p text:style-name="P6"><text:span text:style-name="T1">r</text:span><text:span text:style-name="T1">6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(</text:span><text:span text:style-name="T1"> </text:span><text:span text:style-name="T1">r</text:span><text:span text:style-name="T1">0</text:span><text:span text:style-name="T1">.</text:span><text:span text:style-name="T1">x</text:span><text:span text:style-name="T1"> </text:span><text:span text:style-name="T1">+</text:span><text:span text:style-name="T1"> </text:span><text:span text:style-name="T1">r</text:span><text:span text:style-name="T1">0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)</text:span><text:span text:style-name="T1"> </text:span><text:span text:style-name="T1">,</text:span><text:span text:style-name="T1"> </text:span><text:span text:style-name="T1"><text:s/></text:span><text:span text:style-name="T1">r</text:span><text:span text:style-name="T1">0</text:span><text:span text:style-name="T1">.</text:span><text:span text:style-name="T1">y</text:span><text:span text:style-name="T1"> </text:span><text:span text:style-name="T1">-</text:span><text:span text:style-name="T1"> </text:span><text:span text:style-name="T1">r</text:span><text:span text:style-name="T1">4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text:span text:style-name="T1"> </text:span><text:span text:style-name="T1">-</text:span><text:span text:style-name="T1"> </text:span><text:span text:style-name="T1">r</text:span><text:span text:style-name="T1">5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/text:p>
          <text:p text:style-name="P7"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/text:p>
          <text:p text:style-name="P7"><text:span text:style-name="T1">r</text:span><text:span text:style-name="T1">4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(</text:span><text:span text:style-name="T1"> </text:span><text:span text:style-name="T1">r</text:span><text:span text:style-name="T1">0</text:span><text:span text:style-name="T1">.</text:span><text:span text:style-name="T1">x</text:span><text:span text:style-name="T1"> </text:span><text:span text:style-name="T1">+</text:span><text:span text:style-name="T1"> </text:span><text:span text:style-name="T1">r</text:span><text:span text:style-name="T1">0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)</text:span><text:span text:style-name="T1"> </text:span><text:span text:style-name="T1">,</text:span><text:span text:style-name="T1"> </text:span><text:span text:style-name="T1"><text:s/></text:span><text:span text:style-name="T1">r</text:span><text:span text:style-name="T1">0</text:span><text:span text:style-name="T1">.</text:span><text:span text:style-name="T1">y</text:span></text:p>
          <text:p text:style-name="P7"><text:span text:style-name="T1">r</text:span><text:span text:style-name="T1">5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(</text:span><text:span text:style-name="T1"> </text:span><text:span text:style-name="T1">r</text:span><text:span text:style-name="T1">0</text:span><text:span text:style-name="T1">.</text:span><text:span text:style-name="T1">x</text:span><text:span text:style-name="T1"> </text:span><text:span text:style-name="T1">+</text:span><text:span text:style-name="T1"> </text:span><text:span text:style-name="T1">r</text:span><text:span text:style-name="T1">0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)</text:span><text:span text:style-name="T1"> </text:span><text:span text:style-name="T1">,</text:span><text:span text:style-name="T1"> </text:span><text:span text:style-name="T1"><text:s/></text:span><text:span text:style-name="T1">r</text:span><text:span text:style-name="T1">0</text:span><text:span text:style-name="T1">.</text:span><text:span text:style-name="T1">y</text:span><text:span text:style-name="T1"> </text:span><text:span text:style-name="T1">-</text:span><text:span text:style-name="T1"> </text:span><text:span text:style-name="T1">r</text:span><text:span text:style-name="T1">4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/text:p>
          <text:p text:style-name="P7"><text:span text:style-name="T1">r</text:span><text:span text:style-name="T1">6</text:span><text:span text:style-name="T1"> </text:span><text:span text:style-name="T1"><text:s/></text:span><text:span text:style-name="T1">=</text:span><text:span text:style-name="T1"> </text:span><text:span text:style-name="T1"><text:s/></text:span><text:span text:style-name="T1">(</text:span><text:span text:style-name="T1"> </text:span><text:span text:style-name="T1">r</text:span><text:span text:style-name="T1">0</text:span><text:span text:style-name="T1">.</text:span><text:span text:style-name="T1">x</text:span><text:span text:style-name="T1"> </text:span><text:span text:style-name="T1">+</text:span><text:span text:style-name="T1"> </text:span><text:span text:style-name="T1">r</text:span><text:span text:style-name="T1">0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text:span text:style-name="T1">)</text:span><text:span text:style-name="T1"> </text:span><text:span text:style-name="T1">,</text:span><text:span text:style-name="T1"> </text:span><text:span text:style-name="T1"><text:s/></text:span><text:span text:style-name="T1">r</text:span><text:span text:style-name="T1">0</text:span><text:span text:style-name="T1">.</text:span><text:span text:style-name="T1">y</text:span><text:span text:style-name="T1"> </text:span><text:span text:style-name="T1">-</text:span><text:span text:style-name="T1"> </text:span><text:span text:style-name="T1">(</text:span><text:span text:style-name="T1"> </text:span><text:span text:style-name="T1">r</text:span><text:span text:style-name="T1">4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text:span text:style-name="T1"> </text:span><text:span text:style-name="T1">+</text:span><text:span text:style-name="T1"> </text:span><text:span text:style-name="T1">r</text:span><text:span text:style-name="T1">5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text:span text:style-name="T1"> </text:span><text:span text:style-name="T1">)</text:span></text:p>
          <text:p text:style-name="P7"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text:span text:style-name="T2">=</text:span></text:p>
          <text:p text:style-name="P7"><text:span text:style-name="T2">F</text:span><text:span text:style-name="T2">i</text:span><text:span text:style-name="T2">n</text:span><text:span text:style-name="T2">d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(</text:span><text:span text:style-name="T2">x</text:span><text:span text:style-name="T2">,</text:span><text:span text:style-name="T2">y</text:span><text:span text:style-name="T2">)</text:span><text:span text:style-name="T2"> </text:span><text:span text:style-name="T2">c</text:span><text:span text:style-name="T2">o</text:span><text:span text:style-name="T2">o</text:span><text:span text:style-name="T2">r</text:span><text:span text:style-name="T2">d</text:span><text:span text:style-name="T2">i</text:span><text:span text:style-name="T2">n</text:span><text:span text:style-name="T2">a</text:span><text:span text:style-name="T2">t</text:span><text:span text:style-name="T2">e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o</text:span><text:span text:style-name="T2">r</text:span><text:span text:style-name="T2">i</text:span><text:span text:style-name="T2">g</text:span><text:span text:style-name="T2">i</text:span><text:span text:style-name="T2">n</text:span><text:span text:style-name="T2">s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i</text:span><text:span text:style-name="T2">g</text:span><text:span text:style-name="T2">h</text:span><text:span text:style-name="T2">t</text:span><text:span text:style-name="T2">-</text:span><text:span text:style-name="T2">s</text:span><text:span text:style-name="T2">i</text:span><text:span text:style-name="T2">d</text:span><text:span text:style-name="T2">e</text:span><text:span text:style-name="T2"> </text:span><text:span text:style-name="T2">r</text:span><text:span text:style-name="T2">e</text:span><text:span text:style-name="T2">c</text:span><text:span text:style-name="T2">t</text:span><text:span text:style-name="T2">a</text:span><text:span text:style-name="T2">n</text:span><text:span text:style-name="T2">g</text:span><text:span text:style-name="T2">l</text:span><text:span text:style-name="T2">e</text:span><text:span text:style-name="T2">s</text:span><text:span text:style-name="T2">.</text:span></text:p>
          <text:p text:style-name="P7"><text:span text:style-name="T2"/></text:p>
          <text:p text:style-name="P7"><text:span text:style-name="T2">n</text:span><text:span text:style-name="T2">u</text:span><text:span text:style-name="T2">m</text:span><text:span text:style-name="T2">T</text:span><text:span text:style-name="T2">o</text:span><text:span text:style-name="T2">S</text:span><text:span text:style-name="T2">u</text:span><text:span text:style-name="T2">b</text:span><text:span text:style-name="T2">t</text:span><text:span text:style-name="T2">r</text:span><text:span text:style-name="T2">a</text:span><text:span text:style-name="T2">c</text:span><text:span text:style-name="T2">t</text:span><text:span text:style-name="T2"> </text:span><text:span text:style-name="T2">=</text:span><text:span text:style-name="T2"> </text:span><text:span text:style-name="T2">0</text:span></text:p>
          <text:p text:style-name="P6"><text:span text:style-name="T1">f</text:span><text:span text:style-name="T1">o</text:span><text:span text:style-name="T1">r</text:span><text:span text:style-name="T1">(</text:span><text:span text:style-name="T1"> </text:span><text:span text:style-name="T1">i</text:span><text:span text:style-name="T1"> </text:span><text:span text:style-name="T1">=</text:span><text:span text:style-name="T1"> </text:span><text:span text:style-name="T1">4</text:span><text:span text:style-name="T1"> </text:span><text:span text:style-name="T1">i</text:span><text:span text:style-name="T1"> </text:span><text:span text:style-name="T1">&lt;</text:span><text:span text:style-name="T1">7</text:span><text:span text:style-name="T1">;</text:span><text:span text:style-name="T1"> </text:span><text:span text:style-name="T1">i</text:span><text:span text:style-name="T1">+</text:span><text:span text:style-name="T1">+</text:span><text:span text:style-name="T1"> </text:span><text:span text:style-name="T1">)</text:span><text:span text:style-name="T1"> </text:span><text:span text:style-name="T1">{</text:span></text:p>
          <text:p text:style-name="P6"><text:span text:style-name="T1"><text:tab/></text:span><text:span text:style-name="T1">r</text:span><text:span text:style-name="T1">[</text:span><text:span text:style-name="T1">i</text:span><text:span text:style-name="T1">]</text:span><text:span text:style-name="T1">.</text:span><text:span text:style-name="T1">x</text:span><text:span text:style-name="T1"> </text:span><text:span text:style-name="T1">=</text:span><text:span text:style-name="T1"> </text:span><text:span text:style-name="T1">r</text:span><text:span text:style-name="T1">[</text:span><text:span text:style-name="T1">0</text:span><text:span text:style-name="T1">]</text:span><text:span text:style-name="T1">.</text:span><text:span text:style-name="T1">x</text:span><text:span text:style-name="T1"> </text:span><text:span text:style-name="T1">+</text:span><text:span text:style-name="T1"> </text:span><text:span text:style-name="T1">r</text:span><text:span text:style-name="T1">[</text:span><text:span text:style-name="T1">0</text:span><text:span text:style-name="T1">]</text:span><text:span text:style-name="T1">.</text:span><text:span text:style-name="T1">w</text:span><text:span text:style-name="T1">i</text:span><text:span text:style-name="T1">d</text:span><text:span text:style-name="T1">t</text:span><text:span text:style-name="T1">h</text:span></text:p>
          <text:p text:style-name="P6"><text:span text:style-name="T1"><text:tab/></text:span><text:span text:style-name="T1">i</text:span><text:span text:style-name="T1">f</text:span><text:span text:style-name="T1">(</text:span><text:span text:style-name="T1"> </text:span><text:span text:style-name="T1">i</text:span><text:span text:style-name="T1"> </text:span><text:span text:style-name="T1">=</text:span><text:span text:style-name="T1">=</text:span><text:span text:style-name="T1"> </text:span><text:span text:style-name="T1">4</text:span><text:span text:style-name="T1"> </text:span><text:span text:style-name="T1">)</text:span><text:span text:style-name="T1"> </text:span><text:span text:style-name="T1">{</text:span></text:p>
          <text:p text:style-name="P6"><text:span text:style-name="T1"><text:tab/></text:span><text:span text:style-name="T1"><text:tab/></text:span><text:span text:style-name="T1">r</text:span><text:span text:style-name="T1">[</text:span><text:span text:style-name="T1">i</text:span><text:span text:style-name="T1">]</text:span><text:span text:style-name="T1">.</text:span><text:span text:style-name="T1">y</text:span><text:span text:style-name="T1"> </text:span><text:span text:style-name="T1">=</text:span><text:span text:style-name="T1"> </text:span><text:span text:style-name="T1">r</text:span><text:span text:style-name="T1">[</text:span><text:span text:style-name="T1">0</text:span><text:span text:style-name="T1">]</text:span><text:span text:style-name="T1">.</text:span><text:span text:style-name="T1">y</text:span></text:p>
          <text:p text:style-name="P6"><text:span text:style-name="T1"><text:tab/></text:span><text:span text:style-name="T1">}</text:span></text:p>
          <text:p text:style-name="P6"><text:span text:style-name="T1"><text:tab/></text:span><text:span text:style-name="T1">e</text:span><text:span text:style-name="T1">l</text:span><text:span text:style-name="T1">s</text:span><text:span text:style-name="T1">e</text:span><text:span text:style-name="T1"> </text:span><text:span text:style-name="T1">{</text:span></text:p>
          <text:p text:style-name="P6"><text:span text:style-name="T1"><text:tab/></text:span><text:span text:style-name="T1"><text:tab/></text:span><text:span text:style-name="T1">n</text:span><text:span text:style-name="T1">u</text:span><text:span text:style-name="T1">m</text:span><text:span text:style-name="T1">T</text:span><text:span text:style-name="T1">o</text:span><text:span text:style-name="T1">S</text:span><text:span text:style-name="T1">u</text:span><text:span text:style-name="T1">b</text:span><text:span text:style-name="T1">t</text:span><text:span text:style-name="T1">r</text:span><text:span text:style-name="T1">a</text:span><text:span text:style-name="T1">c</text:span><text:span text:style-name="T1">t</text:span><text:span text:style-name="T1"> </text:span><text:span text:style-name="T1">+</text:span><text:span text:style-name="T1">=</text:span><text:span text:style-name="T1"> </text:span><text:span text:style-name="T1">r</text:span><text:span text:style-name="T1">[</text:span><text:span text:style-name="T1">i</text:span><text:span text:style-name="T1">-</text:span><text:span text:style-name="T1">1</text:span><text:span text:style-name="T1">]</text:span><text:span text:style-name="T1">.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/text:p>
          <text:p text:style-name="P6"><text:span text:style-name="T1"><text:tab/></text:span><text:span text:style-name="T1"><text:tab/></text:span><text:span text:style-name="T1">r</text:span><text:span text:style-name="T1">[</text:span><text:span text:style-name="T1">i</text:span><text:span text:style-name="T1">]</text:span><text:span text:style-name="T1">.</text:span><text:span text:style-name="T1">y</text:span><text:span text:style-name="T1"> </text:span><text:span text:style-name="T1">=</text:span><text:span text:style-name="T1"> </text:span><text:span text:style-name="T1">r</text:span><text:span text:style-name="T1">[</text:span><text:span text:style-name="T1">0</text:span><text:span text:style-name="T1">]</text:span><text:span text:style-name="T1">.</text:span><text:span text:style-name="T1">y</text:span><text:span text:style-name="T1"> </text:span><text:span text:style-name="T1">-</text:span><text:span text:style-name="T1"> </text:span><text:span text:style-name="T1">n</text:span><text:span text:style-name="T1">u</text:span><text:span text:style-name="T1">m</text:span><text:span text:style-name="T1">T</text:span><text:span text:style-name="T1">o</text:span><text:span text:style-name="T1">S</text:span><text:span text:style-name="T1">u</text:span><text:span text:style-name="T1">b</text:span><text:span text:style-name="T1">t</text:span><text:span text:style-name="T1">r</text:span><text:span text:style-name="T1">a</text:span><text:span text:style-name="T1">c</text:span><text:span text:style-name="T1">t</text:span></text:p>
          <text:p text:style-name="P6"><text:span text:style-name="T1"><text:tab/></text:span><text:span text:style-name="T1">}</text:span></text:p>
          <text:p text:style-name="P6"><text:span text:style-name="T1">}</text:span></text:p>
          <text:p text:style-name="P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6.27cm" svg:height="3.069cm" svg:x="24.025cm" svg:y="12.33cm">
          <text:p text:style-name="P1"><text:span text:style-name="T3">r0</text:span></text:p>
          <text:p text:style-name="P1"><text:span text:style-name="T3">r0.x , r0.y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4.154cm" svg:height="2.699cm" svg:x="24.025cm" svg:y="9.631cm">
          <text:p text:style-name="P1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5.53cm" svg:height="2.354cm" svg:x="30.295cm" svg:y="12.33cm">
          <text:p text:style-name="P1"><text:span text:style-name="T3">r4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7.329cm" svg:height="1.984cm" svg:x="22.966cm" svg:y="15.399cm">
          <text:p text:style-name="P1"><text:span text:style-name="T3">r7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4.022cm" svg:height="1.561cm" svg:x="20.003cm" svg:y="13.838cm">
          <text:p text:style-name="P1"><text:span text:style-name="T3">r10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.968cm" svg:height="1.191cm" svg:x="28.179cm" svg:y="11.139cm">
          <text:p text:style-name="P14"><text:span text:style-name="T3">r2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6.747cm" svg:height="1.138cm" svg:x="30.295cm" svg:y="14.684cm">
          <text:p text:style-name="P1"><text:span text:style-name="T3">r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18cm" svg:height="1.005cm" svg:x="18.786cm" svg:y="15.399cm">
          <text:p text:style-name="P1"><text:span text:style-name="T3">r8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869cm" svg:height="0.847cm" svg:x="19.156cm" svg:y="12.991cm">
          <text:p text:style-name="P1"><text:span text:style-name="T3">r</text:span><text:span text:style-name="T3">1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5.742cm" svg:height="0.688cm" svg:x="32.147cm" svg:y="11.642cm">
          <text:p text:style-name="P1"><text:span text:style-name="T3">r3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3.413cm" svg:height="0.582cm" svg:x="30.295cm" svg:y="15.822cm">
          <text:p text:style-name="P1"><text:span text:style-name="T3">r</text:span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.17cm" svg:height="0.502cm" svg:x="16.616cm" svg:y="15.399cm">
          <text:p text:style-name="P1"><text:span text:style-name="T3">r9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2.937cm" svg:height="0.423cm" svg:x="21.088cm" svg:y="12.568cm">
          <text:p text:style-name="P1"><text:span text:style-name="T3">r</text:span><text:span text:style-name="T3">1</text:span><text:span text:style-name="T3">2</text:span></text:p>
          <draw:enhanced-geometry svg:viewBox="0 0 21600 21600" draw:type="rectangle" draw:enhanced-path="M 0 0 L 21600 0 21600 21600 0 21600 0 0 Z N"/>
        </draw:custom-shape>
        <draw:frame draw:style-name="gr34" draw:text-style-name="P17" draw:layer="layout" svg:width="3.377cm" svg:height="0.84cm" svg:x="16.511cm" svg:y="8.786cm">
          <draw:text-box>
            <text:p><text:span text:style-name="T4">Packed rectang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PT Sans Narrow" svg:font-family="'PT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GB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textarea-horizontal-align="center" draw:textarea-vertical-align="middle" draw:auto-grow-height="false" draw:auto-grow-width="false" fo:padding-top="0.1cm" fo:padding-bottom="0.1cm" fo:padding-left="0.1cm" fo:padding-right="0.1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.991cm" fo:margin-bottom="0.991cm" fo:margin-left="0.991cm" fo:margin-right="0.99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meta:creation-date>2011-05-24T09:14:53</meta:creation-date>
    <dc:date>2023-06-07T12:54:13.464285189</dc:date>
    <dc:language>en-GB</dc:language>
    <meta:editing-cycles>2690</meta:editing-cycles>
    <meta:editing-duration>P56DT5H38M8S</meta:editing-duration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